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background-color="#ffff99" fo:padding="0.0382in" fo:border-left="0.05pt solid #000000" fo:border-right="none" fo:border-top="none" fo:border-bottom="0.05pt solid #000000">
        <style:background-image/>
      </style:table-cell-properties>
    </style:style>
    <style:style style:name="Table1.D2" style:family="table-cell">
      <style:table-cell-properties fo:background-color="#ff9999" fo:padding="0.0382in" fo:border-left="0.05pt solid #000000" fo:border-right="none" fo:border-top="none" fo:border-bottom="0.05pt solid #000000">
        <style:background-image/>
      </style:table-cell-properties>
    </style:style>
    <style:style style:name="Table1.E2" style:family="table-cell">
      <style:table-cell-properties fo:background-color="#ff9999" fo:padding="0.0382in" fo:border-left="0.05pt solid #000000" fo:border-right="0.05pt solid #000000" fo:border-top="none" fo:border-bottom="0.05pt solid #000000">
        <style:background-image/>
      </style:table-cell-properties>
    </style:style>
    <style:style style:name="Table1.B4" style:family="table-cell">
      <style:table-cell-properties fo:background-color="#990000" fo:padding="0.0382in" fo:border-left="0.05pt solid #000000" fo:border-right="none" fo:border-top="none" fo:border-bottom="0.05pt solid #000000">
        <style:background-image/>
      </style:table-cell-properties>
    </style:style>
    <style:style style:name="Table1.D4" style:family="table-cell">
      <style:table-cell-properties fo:background-color="#cc66ff" fo:padding="0.0382in" fo:border-left="0.05pt solid #000000" fo:border-right="none" fo:border-top="none" fo:border-bottom="0.05pt solid #000000">
        <style:background-image/>
      </style:table-cell-properties>
    </style:style>
    <style:style style:name="Table1.E4" style:family="table-cell">
      <style:table-cell-properties fo:background-color="#cc66ff" fo:padding="0.0382in" fo:border-left="0.05pt solid #000000" fo:border-right="0.05pt solid #000000" fo:border-top="none" fo:border-bottom="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background-color="#66ccff" fo:padding="0.0382in" fo:border-left="0.05pt solid #000000" fo:border-right="none" fo:border-top="none" fo:border-bottom="0.05pt solid #000000">
        <style:background-image/>
      </style:table-cell-properties>
    </style:style>
    <style:style style:name="Table2.D2" style:family="table-cell">
      <style:table-cell-properties fo:background-color="#9999ff" fo:padding="0.0382in" fo:border-left="0.05pt solid #000000" fo:border-right="none" fo:border-top="none" fo:border-bottom="0.05pt solid #000000">
        <style:background-image/>
      </style:table-cell-properties>
    </style:style>
    <style:style style:name="Table2.E2" style:family="table-cell">
      <style:table-cell-properties fo:background-color="#9999ff" fo:padding="0.0382in" fo:border-left="0.05pt solid #000000" fo:border-right="0.05pt solid #000000" fo:border-top="none" fo:border-bottom="0.05pt solid #000000">
        <style:background-image/>
      </style:table-cell-properties>
    </style:style>
    <style:style style:name="Table2.B4" style:family="table-cell">
      <style:table-cell-properties fo:background-color="#99ff99" fo:padding="0.0382in" fo:border-left="0.05pt solid #000000" fo:border-right="none" fo:border-top="none" fo:border-bottom="0.05pt solid #000000">
        <style:background-image/>
      </style:table-cell-properties>
    </style:style>
    <style:style style:name="Table2.D4" style:family="table-cell">
      <style:table-cell-properties fo:background-color="#ff66cc" fo:padding="0.0382in" fo:border-left="0.05pt solid #000000" fo:border-right="none" fo:border-top="none" fo:border-bottom="0.05pt solid #000000">
        <style:background-image/>
      </style:table-cell-properties>
    </style:style>
    <style:style style:name="Table2.E4" style:family="table-cell">
      <style:table-cell-properties fo:background-color="#ff66cc" fo:padding="0.0382in" fo:border-left="0.05pt solid #000000" fo:border-right="0.05pt solid #000000" fo:border-top="none" fo:border-bottom="0.05pt solid #000000">
        <style:background-image/>
      </style:table-cell-properties>
    </style:style>
    <style:style style:name="P1" style:family="paragraph" style:parent-style-name="Table_20_Contents">
      <style:paragraph-properties fo:text-align="center" style:justify-single-word="false"/>
      <style:text-properties officeooo:rsid="000ddc8a"/>
    </style:style>
    <style:style style:name="P2" style:family="paragraph" style:parent-style-name="Table_20_Contents">
      <style:paragraph-properties fo:text-align="center" style:justify-single-word="false"/>
      <style:text-properties officeooo:rsid="000ddc8a" officeooo:paragraph-rsid="000ddc8a"/>
    </style:style>
    <style:style style:name="P3" style:family="paragraph" style:parent-style-name="Table_20_Contents">
      <style:paragraph-properties fo:text-align="center" style:justify-single-word="false"/>
      <style:text-properties officeooo:rsid="000ddc8a" officeooo:paragraph-rsid="00165dba"/>
    </style:style>
    <style:style style:name="P4" style:family="paragraph" style:parent-style-name="Table_20_Contents">
      <style:paragraph-properties fo:text-align="center" style:justify-single-word="false"/>
      <style:text-properties officeooo:rsid="000f1dae" officeooo:paragraph-rsid="000f1dae"/>
    </style:style>
    <style:style style:name="P5" style:family="paragraph" style:parent-style-name="Table_20_Contents">
      <style:paragraph-properties fo:text-align="center" style:justify-single-word="false"/>
      <style:text-properties officeooo:rsid="000f1dae" officeooo:paragraph-rsid="00165dba"/>
    </style:style>
    <style:style style:name="P6" style:family="paragraph" style:parent-style-name="Table_20_Contents">
      <style:paragraph-properties fo:text-align="center" style:justify-single-word="false"/>
      <style:text-properties officeooo:rsid="0010f402" officeooo:paragraph-rsid="0010f402"/>
    </style:style>
    <style:style style:name="P7" style:family="paragraph" style:parent-style-name="Table_20_Contents">
      <style:paragraph-properties fo:text-align="center" style:justify-single-word="false"/>
      <style:text-properties officeooo:rsid="0010f402" officeooo:paragraph-rsid="00165dba"/>
    </style:style>
    <style:style style:name="P8" style:family="paragraph" style:parent-style-name="Table_20_Contents">
      <style:paragraph-properties fo:text-align="center" style:justify-single-word="false"/>
      <style:text-properties officeooo:rsid="00129fa2" officeooo:paragraph-rsid="00129fa2"/>
    </style:style>
    <style:style style:name="P9" style:family="paragraph" style:parent-style-name="Table_20_Contents">
      <style:paragraph-properties fo:text-align="center" style:justify-single-word="false"/>
      <style:text-properties officeooo:rsid="00129fa2" officeooo:paragraph-rsid="00165dba"/>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officeooo:paragraph-rsid="00165dba" style:font-weight-asian="bold" style:font-weight-complex="bold"/>
    </style:style>
    <style:style style:name="P12" style:family="paragraph" style:parent-style-name="Table_20_Contents">
      <style:paragraph-properties fo:text-align="center" style:justify-single-word="false"/>
      <style:text-properties fo:font-weight="bold" officeooo:rsid="000ddc8a" style:font-weight-asian="bold" style:font-weight-complex="bold"/>
    </style:style>
    <style:style style:name="P13" style:family="paragraph" style:parent-style-name="Table_20_Contents">
      <style:paragraph-properties fo:text-align="center" style:justify-single-word="false"/>
      <style:text-properties fo:font-weight="bold" officeooo:rsid="000ddc8a" officeooo:paragraph-rsid="000ddc8a" style:font-weight-asian="bold" style:font-weight-complex="bold"/>
    </style:style>
    <style:style style:name="P14" style:family="paragraph" style:parent-style-name="Table_20_Contents">
      <style:paragraph-properties fo:text-align="center" style:justify-single-word="false"/>
      <style:text-properties fo:font-weight="bold" officeooo:rsid="000ddc8a" officeooo:paragraph-rsid="00165dba" style:font-weight-asian="bold" style:font-weight-complex="bold"/>
    </style:style>
    <style:style style:name="P15" style:family="paragraph" style:parent-style-name="Table_20_Contents">
      <style:paragraph-properties fo:text-align="center" style:justify-single-word="false"/>
      <style:text-properties style:use-window-font-color="true" officeooo:rsid="00129fa2" officeooo:paragraph-rsid="00129fa2"/>
    </style:style>
    <style:style style:name="P16" style:family="paragraph" style:parent-style-name="Table_20_Contents">
      <style:paragraph-properties fo:text-align="center" style:justify-single-word="false"/>
      <style:text-properties style:use-window-font-color="true" officeooo:rsid="00129fa2" officeooo:paragraph-rsid="00165dba"/>
    </style:style>
    <style:style style:name="P17" style:family="paragraph" style:parent-style-name="Standard">
      <style:text-properties officeooo:rsid="0004c420" officeooo:paragraph-rsid="0004c420"/>
    </style:style>
    <style:style style:name="P18" style:family="paragraph" style:parent-style-name="Standard">
      <style:paragraph-properties fo:text-align="center" style:justify-single-word="false"/>
      <style:text-properties officeooo:rsid="0004c420" officeooo:paragraph-rsid="0004c420"/>
    </style:style>
    <style:style style:name="P19" style:family="paragraph" style:parent-style-name="Standard">
      <style:text-properties officeooo:rsid="0004c420" officeooo:paragraph-rsid="00067668"/>
    </style:style>
    <style:style style:name="P20" style:family="paragraph" style:parent-style-name="Standard">
      <style:text-properties officeooo:rsid="0004c420" officeooo:paragraph-rsid="00072474"/>
    </style:style>
    <style:style style:name="P21" style:family="paragraph" style:parent-style-name="Standard">
      <style:text-properties officeooo:rsid="0004c420" officeooo:paragraph-rsid="00084936"/>
    </style:style>
    <style:style style:name="P22" style:family="paragraph" style:parent-style-name="Standard">
      <style:text-properties officeooo:rsid="0004c420" officeooo:paragraph-rsid="00094a75"/>
    </style:style>
    <style:style style:name="P23" style:family="paragraph" style:parent-style-name="Standard">
      <style:text-properties officeooo:rsid="0005b247" officeooo:paragraph-rsid="0005b247"/>
    </style:style>
    <style:style style:name="P24" style:family="paragraph" style:parent-style-name="Standard">
      <style:text-properties fo:font-style="italic" officeooo:rsid="00084936" officeooo:paragraph-rsid="00084936" style:font-style-asian="italic" style:font-style-complex="italic"/>
    </style:style>
    <style:style style:name="P25" style:family="paragraph" style:parent-style-name="Standard">
      <style:text-properties officeooo:rsid="00094a75" officeooo:paragraph-rsid="00094a75"/>
    </style:style>
    <style:style style:name="P26" style:family="paragraph" style:parent-style-name="Standard">
      <style:text-properties officeooo:rsid="00098621" officeooo:paragraph-rsid="00098621"/>
    </style:style>
    <style:style style:name="P27" style:family="paragraph" style:parent-style-name="Standard">
      <style:text-properties officeooo:rsid="00098621" officeooo:paragraph-rsid="000a4f6e"/>
    </style:style>
    <style:style style:name="P28" style:family="paragraph" style:parent-style-name="Standard">
      <style:text-properties officeooo:rsid="00098621" officeooo:paragraph-rsid="000c40a5"/>
    </style:style>
    <style:style style:name="P29" style:family="paragraph" style:parent-style-name="Standard">
      <style:text-properties officeooo:rsid="00098621" officeooo:paragraph-rsid="000cc1d9"/>
    </style:style>
    <style:style style:name="P30" style:family="paragraph" style:parent-style-name="Standard">
      <style:text-properties officeooo:rsid="000a4f6e" officeooo:paragraph-rsid="000b44d4"/>
    </style:style>
    <style:style style:name="P31" style:family="paragraph" style:parent-style-name="Standard">
      <style:text-properties officeooo:rsid="000c40a5" officeooo:paragraph-rsid="000c40a5"/>
    </style:style>
    <style:style style:name="P32" style:family="paragraph" style:parent-style-name="Standard">
      <style:text-properties officeooo:rsid="000c9372" officeooo:paragraph-rsid="000c9372"/>
    </style:style>
    <style:style style:name="P33" style:family="paragraph" style:parent-style-name="Standard">
      <style:text-properties officeooo:rsid="000cc1d9" officeooo:paragraph-rsid="000cc1d9"/>
    </style:style>
    <style:style style:name="P34" style:family="paragraph" style:parent-style-name="Standard">
      <style:text-properties officeooo:rsid="000cc1d9" officeooo:paragraph-rsid="000ddc8a"/>
    </style:style>
    <style:style style:name="P35" style:family="paragraph" style:parent-style-name="Standard">
      <style:text-properties officeooo:rsid="000cc1d9" officeooo:paragraph-rsid="0017ffdf"/>
    </style:style>
    <style:style style:name="P36" style:family="paragraph" style:parent-style-name="Standard" style:list-style-name="L1">
      <style:text-properties officeooo:rsid="000ddc8a" officeooo:paragraph-rsid="000ddc8a"/>
    </style:style>
    <style:style style:name="P37" style:family="paragraph" style:parent-style-name="Standard" style:list-style-name="L1">
      <style:text-properties officeooo:rsid="000f1dae" officeooo:paragraph-rsid="000f1dae"/>
    </style:style>
    <style:style style:name="P38" style:family="paragraph" style:parent-style-name="Standard">
      <style:text-properties officeooo:rsid="000f1dae" officeooo:paragraph-rsid="000f1dae"/>
    </style:style>
    <style:style style:name="P39" style:family="paragraph" style:parent-style-name="Standard">
      <style:text-properties officeooo:rsid="00143669" officeooo:paragraph-rsid="00143669"/>
    </style:style>
    <style:style style:name="P40" style:family="paragraph" style:parent-style-name="Standard">
      <style:text-properties officeooo:rsid="0014a675" officeooo:paragraph-rsid="0014a675"/>
    </style:style>
    <style:style style:name="P41" style:family="paragraph" style:parent-style-name="Standard">
      <style:text-properties officeooo:rsid="00165dba" officeooo:paragraph-rsid="00165dba"/>
    </style:style>
    <style:style style:name="P42" style:family="paragraph" style:parent-style-name="Standard">
      <style:text-properties officeooo:paragraph-rsid="00165dba"/>
    </style:style>
    <style:style style:name="P43" style:family="paragraph" style:parent-style-name="Standard">
      <style:text-properties officeooo:rsid="0017ffdf" officeooo:paragraph-rsid="0017ffdf"/>
    </style:style>
    <style:style style:name="P44" style:family="paragraph" style:parent-style-name="Standard">
      <style:text-properties officeooo:rsid="00194d3f" officeooo:paragraph-rsid="00194d3f"/>
    </style:style>
    <style:style style:name="P45" style:family="paragraph" style:parent-style-name="Standard">
      <style:text-properties officeooo:rsid="00197210" officeooo:paragraph-rsid="00197210"/>
    </style:style>
    <style:style style:name="P46" style:family="paragraph" style:parent-style-name="Standard">
      <style:text-properties officeooo:rsid="001acd5d" officeooo:paragraph-rsid="001acd5d"/>
    </style:style>
    <style:style style:name="P47" style:family="paragraph" style:parent-style-name="Standard">
      <style:text-properties officeooo:rsid="001b20d5" officeooo:paragraph-rsid="001b20d5"/>
    </style:style>
    <style:style style:name="P48" style:family="paragraph" style:parent-style-name="Standard">
      <style:paragraph-properties fo:break-before="page"/>
      <style:text-properties officeooo:rsid="00098621" officeooo:paragraph-rsid="00098621"/>
    </style:style>
    <style:style style:name="P49" style:family="paragraph" style:parent-style-name="Standard">
      <style:paragraph-properties fo:break-before="page"/>
      <style:text-properties officeooo:rsid="000a4f6e" officeooo:paragraph-rsid="000b44d4"/>
    </style:style>
    <style:style style:name="P50" style:family="paragraph" style:parent-style-name="Standard">
      <style:paragraph-properties fo:break-before="page"/>
      <style:text-properties officeooo:rsid="00165dba" officeooo:paragraph-rsid="00165dba"/>
    </style:style>
    <style:style style:name="T1" style:family="text">
      <style:text-properties officeooo:rsid="0004c420"/>
    </style:style>
    <style:style style:name="T2" style:family="text">
      <style:text-properties officeooo:rsid="0005b247"/>
    </style:style>
    <style:style style:name="T3" style:family="text">
      <style:text-properties officeooo:rsid="00067668"/>
    </style:style>
    <style:style style:name="T4" style:family="text">
      <style:text-properties officeooo:rsid="00072474"/>
    </style:style>
    <style:style style:name="T5" style:family="text">
      <style:text-properties officeooo:rsid="00084936"/>
    </style:style>
    <style:style style:name="T6" style:family="text">
      <style:text-properties officeooo:rsid="00094a75"/>
    </style:style>
    <style:style style:name="T7" style:family="text">
      <style:text-properties officeooo:rsid="00098621"/>
    </style:style>
    <style:style style:name="T8" style:family="text">
      <style:text-properties officeooo:rsid="000a4f6e"/>
    </style:style>
    <style:style style:name="T9" style:family="text">
      <style:text-properties officeooo:rsid="000b44d4"/>
    </style:style>
    <style:style style:name="T10" style:family="text">
      <style:text-properties officeooo:rsid="000c40a5"/>
    </style:style>
    <style:style style:name="T11" style:family="text">
      <style:text-properties officeooo:rsid="000c9372"/>
    </style:style>
    <style:style style:name="T12" style:family="text">
      <style:text-properties officeooo:rsid="000cc1d9"/>
    </style:style>
    <style:style style:name="T13" style:family="text">
      <style:text-properties officeooo:rsid="000ddc8a"/>
    </style:style>
    <style:style style:name="T14" style:family="text">
      <style:text-properties officeooo:rsid="0014a675"/>
    </style:style>
    <style:style style:name="T15" style:family="text">
      <style:text-properties officeooo:rsid="00165dba"/>
    </style:style>
    <style:style style:name="T16" style:family="text">
      <style:text-properties officeooo:rsid="0017ffdf"/>
    </style:style>
    <style:style style:name="T17" style:family="text">
      <style:text-properties officeooo:rsid="00194d3f"/>
    </style:style>
    <style:style style:name="T18" style:family="text">
      <style:text-properties officeooo:rsid="00197210"/>
    </style:style>
    <style:style style:name="T19" style:family="text">
      <style:text-properties style:text-underline-style="solid" style:text-underline-width="auto" style:text-underline-color="font-color"/>
    </style:style>
    <style:style style:name="T20" style:family="text">
      <style:text-properties officeooo:rsid="001acd5d"/>
    </style:style>
    <style:style style:name="T21" style:family="text">
      <style:text-properties style:text-underline-style="none"/>
    </style:style>
    <style:style style:name="T22" style:family="text">
      <style:text-properties style:text-underline-style="none" officeooo:rsid="001acd5d"/>
    </style:style>
    <style:style style:name="T23" style:family="text">
      <style:text-properties officeooo:rsid="001b20d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ubset Sentences</text:p>
      <text:p text:style-name="P18">by Sven Nilsen, 2018</text:p>
      <text:p text:style-name="P17"/>
      <text:p text:style-name="P24">In this paper I formalize the semantics of subset sentences in path semantics <text:span text:style-name="T16">and discuss some ideas</text:span>.</text:p>
      <text:p text:style-name="P19"/>
      <text:p text:style-name="P19">A subset sentence is a constructive symbol <text:span text:style-name="T2">that takes zero, one or more arguments, with the property that all valid sentences starting with the same symbol has a subset relationship to itself, if a subset relationship is defined for the sub-sentences starting with same symbol. Zero arguments means either the union of all subsets or the intersection of all subsets. If two sub-sentences starting with same symbol have no internal subset relationship, the subset relationship for the symbol can be overloaded.</text:span></text:p>
      <text:p text:style-name="P17"/>
      <text:p text:style-name="P19"><text:tab/><text:span text:style-name="T3">inclusive := \(s : subset_sentence) = </text:span>∀ <text:span text:style-name="T3">x { s x ⊆ s }</text:span></text:p>
      <text:p text:style-name="P20"><text:tab/><text:span text:style-name="T4">exclusive := \(s : subset_sentence) = </text:span>∀ <text:span text:style-name="T4">x { s ⊆ s x }</text:span></text:p>
      <text:p text:style-name="P20"><text:tab/><text:span text:style-name="T4">positive := \(s : subset_sentence) = </text:span>∀ <text:span text:style-name="T3">x { ∀ y : (⊆ x) { s y ⊆ s x } }</text:span></text:p>
      <text:p text:style-name="P20"><text:tab/><text:span text:style-name="T4">negative := \(s : subset_sentence) = </text:span>∀ <text:span text:style-name="T3">x { ∀ y : (⊆ x) { s x ⊆ s y } }</text:span></text:p>
      <text:p text:style-name="P17"/>
      <text:p text:style-name="P23">For example:</text:p>
      <text:p text:style-name="P17"/>
      <text:p text:style-name="P17"><text:tab/><text:span text:style-name="T4">My : inclusive ∧ positive<text:tab/><text:tab/><text:tab/>“My” is a subset sentence</text:span></text:p>
      <text:p text:style-name="P17"><text:tab/><text:span text:style-name="T4">My := {person family group}<text:tab/><text:tab/><text:tab/>Grammar</text:span></text:p>
      <text:p text:style-name="P21"><text:tab/><text:span text:style-name="T3">person ⊆ group</text:span></text:p>
      <text:p text:style-name="P21"><text:span text:style-name="T3"><text:tab/>family ⊆ group</text:span></text:p>
      <text:p text:style-name="P21"><text:tab/><text:span text:style-name="T5">My person ⊆ My family<text:tab/><text:tab/><text:tab/>Overloading for “person” and “family”</text:span></text:p>
      <text:p text:style-name="P21"><text:tab/><text:span text:style-name="T5">My person ⊆ My group<text:tab/><text:tab/><text:tab/>Overloading for “person” and “group”</text:span></text:p>
      <text:p text:style-name="P21"><text:tab/><text:span text:style-name="T4">me := My person<text:tab/><text:tab/><text:tab/><text:tab/>Alias for “me”</text:span></text:p>
      <text:p text:style-name="P21"><text:tab/><text:span text:style-name="T6">mine := My<text:tab/><text:tab/><text:tab/><text:tab/><text:tab/>Alias for “mine”</text:span></text:p>
      <text:p text:style-name="P17"/>
      <text:p text:style-name="P25">Here is a proof using the subset sentence “My”:</text:p>
      <text:p text:style-name="P22"/>
      <text:p text:style-name="P22"><text:tab/><text:span text:style-name="T4">me ⊆ My group</text:span></text:p>
      <text:p text:style-name="P17"><text:tab/><text:span text:style-name="T3">My person ⊆ My group</text:span></text:p>
      <text:p text:style-name="P17"/>
      <text:p text:style-name="P25">Here is a proof that “me” <text:span text:style-name="T7">is a subset of</text:span> “mine”:</text:p>
      <text:p text:style-name="P17"/>
      <text:p text:style-name="P22"><text:tab/><text:span text:style-name="T4">me ⊆ mine</text:span></text:p>
      <text:p text:style-name="P22"><text:tab/><text:span text:style-name="T6">My person ⊆ My</text:span></text:p>
      <text:p text:style-name="P22"/>
      <text:p text:style-name="P31">Notice that the overloaded meaning might be associated with other ideas, such as personal freedom. One reason that natural language is ambiguous, is because of different associations people might have.</text:p>
      <text:p text:style-name="P22"/>
      <text:p text:style-name="P27">The purpose of subset sentences in communication is to zoom in or out in a context.</text:p>
      <text:p text:style-name="P27"/>
      <text:p text:style-name="P27"><text:span text:style-name="T8">For example, instead of saying that “x got a new home” for every person, one says things like “My family got a new home”, because this implies all the other things one wants to say:</text:span></text:p>
      <text:p text:style-name="P26"/>
      <text:p text:style-name="P26"><text:tab/><text:span text:style-name="T8">got_new_home(My family) =&gt; got_new_home(My person)</text:span></text:p>
      <text:p text:style-name="P49"><text:span text:style-name="T9">Formally</text:span>, when a predicate `p` uses a subset sentence `p(s)`, one means:</text:p>
      <text:p text:style-name="P30"/>
      <text:p text:style-name="P30"><text:span text:style-name="T1"><text:tab/>p(s) &lt;=&gt; ∀ </text:span>x : (<text:span text:style-name="T4">⊆ </text:span>s) { p(x) }<text:line-break/></text:p>
      <text:p text:style-name="P30">Notice that `<text:span text:style-name="T4">⊆</text:span>` is natural here while `⊂` <text:span text:style-name="T9">(strict subset that does not contain itself) is unnatural. If one says “my family moved”, one does not only mean that every person in the family moved, but one also means that the family, as a whole, moved. This is important, because in discrete combinatorical spaces, there is more information in systems that are put together than in the individual parts.</text:span></text:p>
      <text:p text:style-name="P30"/>
      <text:p text:style-name="P30"><text:span text:style-name="T9">A subset sentence can also be an alias:</text:span></text:p>
      <text:p text:style-name="P26"/>
      <text:p text:style-name="P26"><text:tab/>My := Belonging _ me</text:p>
      <text:p text:style-name="P26"/>
      <text:p text:style-name="P26">Notice that `me` is an alias of “My”, making “My” a recursive alias:</text:p>
      <text:p text:style-name="P26"/>
      <text:p text:style-name="P26"><text:tab/>My <text:span text:style-name="T10">X</text:span></text:p>
      <text:p text:style-name="P26"><text:tab/>Belonging <text:span text:style-name="T10">X</text:span> me</text:p>
      <text:p text:style-name="P26"><text:tab/>Bel<text:span text:style-name="T9">onging X (My person)</text:span></text:p>
      <text:p text:style-name="P26"><text:tab/><text:span text:style-name="T9">Belonging X (Belonging _ me)</text:span></text:p>
      <text:p text:style-name="P26"><text:tab/><text:span text:style-name="T9">Belonging X (Belonging _ (My person))</text:span></text:p>
      <text:p text:style-name="P28"><text:tab/><text:span text:style-name="T9">Belonging X (Belonging _ (Belonging _ (My person)))</text:span></text:p>
      <text:p text:style-name="P26"><text:tab/>...</text:p>
      <text:p text:style-name="P26"/>
      <text:p text:style-name="P31">However, at some point the expanded alias <text:span text:style-name="T11">recurses on itself, such that:</text:span></text:p>
      <text:p text:style-name="P31"/>
      <text:p text:style-name="P31"><text:tab/><text:span text:style-name="T11">Belonging _ Y := Belonging _ (Belonging _ Y)</text:span></text:p>
      <text:p text:style-name="P31"/>
      <text:p text:style-name="P32">In formal languages, it is sometimes necessary to transform expressions into a unique representation for comparison. Instead of expanding forever, the unique form of the expression uses the shortest version. One could either use “My person” or “me” here, but since they are both aliases, the shortest version is:</text:p>
      <text:p text:style-name="P32"/>
      <text:p text:style-name="P32"><text:tab/><text:span text:style-name="T7">My := Belonging _ me</text:span></text:p>
      <text:p text:style-name="P32"/>
      <text:p text:style-name="P32">Therefore, a formal language subset sentences <text:span text:style-name="T16">might</text:span> support recursive aliases <text:span text:style-name="T12">and deduce the shortest form using introspection on the definition</text:span>.</text:p>
      <text:p text:style-name="P48">Since `My` is inclusive and positive, <text:span text:style-name="T9">it implies that `Belonging` is inclusive and positive too, at least when the second argument is “me”:</text:span></text:p>
      <text:p text:style-name="P26"/>
      <text:p text:style-name="P29"><text:tab/><text:span text:style-name="T12">My : inclusive ∧ positive &lt;=&gt; Belonging _ me : inclusive ∧ positive</text:span></text:p>
      <text:p text:style-name="P29"/>
      <text:p text:style-name="P33">If this holds for all arguments, then it implies that “Your” is also inclusive and positive:</text:p>
      <text:p text:style-name="P33"/>
      <text:p text:style-name="P33"><text:tab/><text:span text:style-name="T13">you := Your person</text:span></text:p>
      <text:p text:style-name="P33"><text:tab/><text:span text:style-name="T13">Your := Belonging _ you</text:span></text:p>
      <text:p text:style-name="P33"/>
      <text:p text:style-name="P34"><text:tab/><text:span text:style-name="T1">∀ </text:span>x { Belonging _ x : inclusive ∧ positive }</text:p>
      <text:p text:style-name="P34"><text:tab/>Belonging _ <text:span text:style-name="T13">you : </text:span>inclusive ∧ positive</text:p>
      <text:p text:style-name="P34"><text:tab/><text:span text:style-name="T13">Your : </text:span>inclusive ∧ positive</text:p>
      <text:p text:style-name="P29"/>
      <text:p text:style-name="P35">Notice that this <text:span text:style-name="T13">possible ambiguity</text:span> rise to interesting interpretations of natural language. A person might be thinking of “My” as inclusive, that means it contains everything that he or she owns or relates to, while at the same time thinking of “Your” as exclusive, that means it contains nothing. </text:p>
      <text:p text:style-name="P35"/>
      <text:p text:style-name="P35">Mathematically, one can speak of beauty associated with symmetry of such sentences, so if “My” <text:span text:style-name="T13">is inclusive, then “Your” is inclusive, and so on.</text:span></text:p>
      <text:p text:style-name="P33"/>
      <text:list xml:id="list2756530699840581363" text:style-name="L1">
        <text:list-item>
          <text:p text:style-name="P36">My : i+<text:tab/>Inclusive and positive, “My” contains everything, “My person <text:span text:style-name="T3">⊆ </text:span>My group”</text:p>
        </text:list-item>
        <text:list-item>
          <text:p text:style-name="P36">My : i-<text:tab/><text:tab/>Inclusive and negative, “My” contains everything, “My group <text:span text:style-name="T3">⊆ </text:span>My person”</text:p>
        </text:list-item>
        <text:list-item>
          <text:p text:style-name="P37">My : e+<text:tab/>Exclusive and positive, “My” contains nothing, “<text:span text:style-name="T13">My person ⊆ My group”</text:span></text:p>
        </text:list-item>
        <text:list-item>
          <text:p text:style-name="P37">My : e-<text:tab/><text:tab/>Exclusive and negative, “My” contains nothing, “My group <text:span text:style-name="T13">⊆ </text:span>My person”</text:p>
        </text:list-item>
      </text:list>
      <text:p text:style-name="P38"/>
      <text:p text:style-name="P39">Instead of using subset sentences as a formal language, one can also introspect on natural language by writing down words that come to mind for various symmetries/asymmetries:</text:p>
      <text:p text:style-name="P33"/>
      <table:table table:name="Table1" table:style-name="Table1">
        <table:table-column table:style-name="Table1.A" table:number-columns-repeated="5"/>
        <table:table-row>
          <table:table-cell table:style-name="Table1.A1" office:value-type="string">
            <text:p text:style-name="P10"/>
          </table:table-cell>
          <table:table-cell table:style-name="Table1.A1" office:value-type="string">
            <text:p text:style-name="P13">My : i+</text:p>
          </table:table-cell>
          <table:table-cell table:style-name="Table1.A1" office:value-type="string">
            <text:p text:style-name="P13">My : i-</text:p>
          </table:table-cell>
          <table:table-cell table:style-name="Table1.A1" office:value-type="string">
            <text:p text:style-name="P13">My : e+</text:p>
          </table:table-cell>
          <table:table-cell table:style-name="Table1.E1" office:value-type="string">
            <text:p text:style-name="P13">My : e-</text:p>
          </table:table-cell>
        </table:table-row>
        <table:table-row>
          <table:table-cell table:style-name="Table1.A2" office:value-type="string">
            <text:p text:style-name="P12">Your : i+</text:p>
          </table:table-cell>
          <table:table-cell table:style-name="Table1.B2" office:value-type="string">
            <text:p text:style-name="P2">trade</text:p>
          </table:table-cell>
          <table:table-cell table:style-name="Table1.B2" office:value-type="string">
            <text:p text:style-name="P1">lead</text:p>
          </table:table-cell>
          <table:table-cell table:style-name="Table1.D2" office:value-type="string">
            <text:p text:style-name="P4">parent</text:p>
          </table:table-cell>
          <table:table-cell table:style-name="Table1.E2" office:value-type="string">
            <text:p text:style-name="P6">integrate</text:p>
          </table:table-cell>
        </table:table-row>
        <table:table-row>
          <table:table-cell table:style-name="Table1.A2" office:value-type="string">
            <text:p text:style-name="P13">Your : i-</text:p>
          </table:table-cell>
          <table:table-cell table:style-name="Table1.B2" office:value-type="string">
            <text:p text:style-name="P8">learn</text:p>
          </table:table-cell>
          <table:table-cell table:style-name="Table1.B2" office:value-type="string">
            <text:p text:style-name="P6">compete</text:p>
          </table:table-cell>
          <table:table-cell table:style-name="Table1.D2" office:value-type="string">
            <text:p text:style-name="P4">worship</text:p>
          </table:table-cell>
          <table:table-cell table:style-name="Table1.E2" office:value-type="string">
            <text:p text:style-name="P8">revolt</text:p>
          </table:table-cell>
        </table:table-row>
        <table:table-row>
          <table:table-cell table:style-name="Table1.A2" office:value-type="string">
            <text:p text:style-name="P13">Your : e+</text:p>
          </table:table-cell>
          <table:table-cell table:style-name="Table1.B4" office:value-type="string">
            <text:p text:style-name="P15">demand</text:p>
          </table:table-cell>
          <table:table-cell table:style-name="Table1.B4" office:value-type="string">
            <text:p text:style-name="P6">exploit</text:p>
          </table:table-cell>
          <table:table-cell table:style-name="Table1.D4" office:value-type="string">
            <text:p text:style-name="P6">share</text:p>
          </table:table-cell>
          <table:table-cell table:style-name="Table1.E4" office:value-type="string">
            <text:p text:style-name="P8">master</text:p>
          </table:table-cell>
        </table:table-row>
        <table:table-row>
          <table:table-cell table:style-name="Table1.A2" office:value-type="string">
            <text:p text:style-name="P13">Your : e-</text:p>
          </table:table-cell>
          <table:table-cell table:style-name="Table1.B4" office:value-type="string">
            <text:p text:style-name="P6">mob</text:p>
          </table:table-cell>
          <table:table-cell table:style-name="Table1.B4" office:value-type="string">
            <text:p text:style-name="P6">rob</text:p>
          </table:table-cell>
          <table:table-cell table:style-name="Table1.D4" office:value-type="string">
            <text:p text:style-name="P6">follow</text:p>
          </table:table-cell>
          <table:table-cell table:style-name="Table1.E4" office:value-type="string">
            <text:p text:style-name="P8">cultivize</text:p>
          </table:table-cell>
        </table:table-row>
      </table:table>
      <text:p text:style-name="P33"/>
      <text:p text:style-name="P39">In the table above, I thought of `+` as a person feeling part of a society, while `-` meant feeling above or outside. For “My” the person feels about itself, but for “Your” the person believes the other person feels or <text:span text:style-name="T14">want to</text:span> feel that way. Likewise `i` means <text:span text:style-name="T14">gathering to oneself or feeling right to own ,while `e` means giving away or feeling poor. The ideas for associations came from imagining situations where people might be thinking these kind of thoughts frequently. I wrote down the first word that came to mind and changed them only when it did not match the correct interpretation.</text:span></text:p>
      <text:p text:style-name="P39"/>
      <text:p text:style-name="P40">The table has a symmetry in the way that you can flip “My” and “Your” by taking the transpose of it as a matrix, and see the perspective of a situation from the other person. I also colored a “neighborhod” of states where `i` or `e` is the fixed behavior, <text:span text:style-name="T15">in a way that corresponds to colors interpreted as frequently occuring emotions.</text:span></text:p>
      <text:p text:style-name="P50">Similarly, the table can be rearranged to show a different neighborhood where `+` and `-` are fixed:</text:p>
      <text:p text:style-name="P41"/>
      <table:table table:name="Table2" table:style-name="Table2">
        <table:table-column table:style-name="Table2.A" table:number-columns-repeated="5"/>
        <table:table-row>
          <table:table-cell table:style-name="Table2.A1" office:value-type="string">
            <text:p text:style-name="P11"/>
          </table:table-cell>
          <table:table-cell table:style-name="Table2.A1" office:value-type="string">
            <text:p text:style-name="P14">My : i+</text:p>
          </table:table-cell>
          <table:table-cell table:style-name="Table2.A1" office:value-type="string">
            <text:p text:style-name="P14">My : <text:span text:style-name="T15">e+</text:span></text:p>
          </table:table-cell>
          <table:table-cell table:style-name="Table2.A1" office:value-type="string">
            <text:p text:style-name="P14">My : <text:span text:style-name="T15">i-</text:span></text:p>
          </table:table-cell>
          <table:table-cell table:style-name="Table2.E1" office:value-type="string">
            <text:p text:style-name="P14">My : e-</text:p>
          </table:table-cell>
        </table:table-row>
        <table:table-row>
          <table:table-cell table:style-name="Table2.A2" office:value-type="string">
            <text:p text:style-name="P14">Your : i+</text:p>
          </table:table-cell>
          <table:table-cell table:style-name="Table2.B2" office:value-type="string">
            <text:p text:style-name="P3">trade</text:p>
          </table:table-cell>
          <table:table-cell table:style-name="Table2.B2" office:value-type="string">
            <text:p text:style-name="P3"><text:span text:style-name="T15">parent</text:span></text:p>
          </table:table-cell>
          <table:table-cell table:style-name="Table2.D2" office:value-type="string">
            <text:p text:style-name="P5"><text:span text:style-name="T15">lead</text:span></text:p>
          </table:table-cell>
          <table:table-cell table:style-name="Table2.E2" office:value-type="string">
            <text:p text:style-name="P7">integrate</text:p>
          </table:table-cell>
        </table:table-row>
        <table:table-row>
          <table:table-cell table:style-name="Table2.A2" office:value-type="string">
            <text:p text:style-name="P14">Your : <text:span text:style-name="T15">e+</text:span></text:p>
          </table:table-cell>
          <table:table-cell table:style-name="Table2.B2" office:value-type="string">
            <text:p text:style-name="P9"><text:span text:style-name="T15">demand</text:span></text:p>
          </table:table-cell>
          <table:table-cell table:style-name="Table2.B2" office:value-type="string">
            <text:p text:style-name="P7"><text:span text:style-name="T15">share</text:span></text:p>
          </table:table-cell>
          <table:table-cell table:style-name="Table2.D2" office:value-type="string">
            <text:p text:style-name="P5"><text:span text:style-name="T15">exploit</text:span></text:p>
          </table:table-cell>
          <table:table-cell table:style-name="Table2.E2" office:value-type="string">
            <text:p text:style-name="P9"><text:span text:style-name="T15">master</text:span></text:p>
          </table:table-cell>
        </table:table-row>
        <table:table-row>
          <table:table-cell table:style-name="Table2.A2" office:value-type="string">
            <text:p text:style-name="P14">Your : <text:span text:style-name="T15">i-</text:span></text:p>
          </table:table-cell>
          <table:table-cell table:style-name="Table2.B4" office:value-type="string">
            <text:p text:style-name="P16"><text:span text:style-name="T15">learn</text:span></text:p>
          </table:table-cell>
          <table:table-cell table:style-name="Table2.B4" office:value-type="string">
            <text:p text:style-name="P7"><text:span text:style-name="T15">worship</text:span></text:p>
          </table:table-cell>
          <table:table-cell table:style-name="Table2.D4" office:value-type="string">
            <text:p text:style-name="P7"><text:span text:style-name="T15">compete</text:span></text:p>
          </table:table-cell>
          <table:table-cell table:style-name="Table2.E4" office:value-type="string">
            <text:p text:style-name="P9"><text:span text:style-name="T15">revolt</text:span></text:p>
          </table:table-cell>
        </table:table-row>
        <table:table-row>
          <table:table-cell table:style-name="Table2.A2" office:value-type="string">
            <text:p text:style-name="P14">Your : e-</text:p>
          </table:table-cell>
          <table:table-cell table:style-name="Table2.B4" office:value-type="string">
            <text:p text:style-name="P7">mob</text:p>
          </table:table-cell>
          <table:table-cell table:style-name="Table2.B4" office:value-type="string">
            <text:p text:style-name="P7"><text:span text:style-name="T15">follow</text:span></text:p>
          </table:table-cell>
          <table:table-cell table:style-name="Table2.D4" office:value-type="string">
            <text:p text:style-name="P7"><text:span text:style-name="T15">rob</text:span></text:p>
          </table:table-cell>
          <table:table-cell table:style-name="Table2.E4" office:value-type="string">
            <text:p text:style-name="P9">cultivize</text:p>
          </table:table-cell>
        </table:table-row>
      </table:table>
      <text:p text:style-name="P42"/>
      <text:p text:style-name="P43">One of the reasons I started thinking about these sentences was to be able to organize <text:span text:style-name="T17">and reason about </text:span>the aspects of behavior of agents who think about themselves and others. <text:span text:style-name="T17">It seems to me that it is not only the ability to reflect on thoughts that matters, but associations with the combinatorial structure of language. These associations could be developed by bias from what one finds useful, where the bias is visible in the ambiguity that rises from generalizing some subset sentence for the person.</text:span></text:p>
      <text:p text:style-name="P43"/>
      <text:p text:style-name="P44">In a language that <text:span text:style-name="T18">allows multiple interpretations of `inclusive/exclusive` and `positive/negative`, one could develop a syntax for resolving the ambiguity.</text:span></text:p>
      <text:p text:style-name="P44"/>
      <text:p text:style-name="P45">For example:</text:p>
      <text:p text:style-name="P44"/>
      <text:p text:style-name="P44"><text:tab/><text:span text:style-name="T18">I want to trade my jacket against your scarf</text:span></text:p>
      <text:p text:style-name="P44"/>
      <text:p text:style-name="P45">Could be disambiguied by assinging labels:</text:p>
      <text:p text:style-name="P45"/>
      <text:p text:style-name="P45"><text:tab/>I want to <text:span text:style-name="T19">trade</text:span> my (i+) jacket against your (i+) scarf</text:p>
      <text:p text:style-name="P45"/>
      <text:p text:style-name="P45">Another example:</text:p>
      <text:p text:style-name="P45"/>
      <text:p text:style-name="P45"><text:tab/>I <text:span text:style-name="T19">demand</text:span> to have my (i+) umbrella delivered by your (e+) servant</text:p>
      <text:p text:style-name="P45"/>
      <text:p text:style-name="P45">The key insight here is that words describing the intention occurs in same sentence or context.</text:p>
      <text:p text:style-name="P45"/>
      <text:p text:style-name="P45">A language could distinguish between subset sentences that are interpreted differently, <text:span text:style-name="T20">also by the sub-sentence that implies the default interpretation when taking out of context:</text:span></text:p>
      <text:p text:style-name="P45"/>
      <text:p text:style-name="P45"><text:tab/>my (i+) <text:span text:style-name="T19">umbrella</text:span><text:span text:style-name="T21"><text:tab/></text:span><text:span text:style-name="T22">your (i+) umbrella</text:span></text:p>
      <text:p text:style-name="P45"><text:tab/>my (e+) <text:span text:style-name="T19">gift</text:span><text:span text:style-name="T21"><text:tab/><text:tab/></text:span><text:span text:style-name="T22">your (e+) gift</text:span></text:p>
      <text:p text:style-name="P45"><text:tab/>my (i-) <text:span text:style-name="T19">duty</text:span><text:span text:style-name="T21"><text:tab/><text:tab/></text:span><text:span text:style-name="T22">your (i-) duty</text:span></text:p>
      <text:p text:style-name="P45"><text:tab/>my (e+) <text:span text:style-name="T19">help</text:span><text:span text:style-name="T21"><text:tab/><text:tab/></text:span><text:span text:style-name="T22">your (e+) help</text:span></text:p>
      <text:p text:style-name="P45"/>
      <text:p text:style-name="P46">Sometimes, a sentence can be confusing because it contains conflicting clues to its interpretation, not <text:span text:style-name="T23">necessary </text:span>on the part of the receiver, but because of the <text:span text:style-name="T23">intentions from the </text:span>sender <text:span text:style-name="T23">are ambiguous</text:span>:</text:p>
      <text:p text:style-name="P46"/>
      <text:p text:style-name="P46"><text:tab/>I <text:span text:style-name="T19">demand</text:span> your (?+) <text:span text:style-name="T19">help</text:span><text:tab/><text:tab/><text:tab/>demand =&gt; my (i+)<text:tab/><text:tab/>help =&gt; my (e+)</text:p>
      <text:p text:style-name="P46"/>
      <text:p text:style-name="P47">An example of how confusing it becomes when this is mixed terribly (implies correlation of meaning):</text:p>
      <text:p text:style-name="P47"/>
      <text:p text:style-name="P47"><text:tab/>I want to <text:span text:style-name="T19">share</text:span> my (??) <text:span text:style-name="T19">duty</text:span> with you<text:tab/>share =&gt; my (e+)<text:tab/><text:tab/>duty =&gt; my (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06:36:52.327073000</meta:creation-date>
    <dc:date>2018-10-26T10:43:48.009669000</dc:date>
    <meta:editing-duration>PT5M44S</meta:editing-duration>
    <meta:editing-cycles>1</meta:editing-cycles>
    <meta:document-statistic meta:table-count="2" meta:image-count="0" meta:object-count="0" meta:page-count="4" meta:paragraph-count="129" meta:word-count="1395" meta:character-count="7750" meta:non-whitespace-character-count="6419"/>
    <meta:generator>LibreOffice/5.1.2.2$MacOSX_X86_64 LibreOffice_project/d3bf12ecb743fc0d20e0be0c58ca359301eb705f</meta:generator>
  </office:meta>
</office:document-meta>
</file>